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424cm" svg:height="0.466cm" svg:x="1.018cm" svg:y="2.76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443cm" svg:height="0.466cm" svg:x="3.291cm" svg:y="1.73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398cm" svg:height="0.466cm" svg:x="1.93cm" svg:y="0.63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" draw:text-style-name="P1" draw:layer="layout" svg:x1="1.036cm" svg:y1="3.434cm" svg:x2="2.296cm" svg:y2="2.286cm">
          <text:p/>
        </draw:line>
        <draw:line draw:style-name="gr2" draw:text-style-name="P1" draw:layer="layout" svg:x1="2.296cm" svg:y1="2.286cm" svg:x2="4.643cm" svg:y2="2.284cm">
          <text:p/>
        </draw:line>
        <draw:line draw:style-name="gr2" draw:text-style-name="P1" draw:layer="layout" svg:x1="2.296cm" svg:y1="2.285cm" svg:x2="2.296cm" svg:y2="0.486cm">
          <text:p/>
        </draw:line>
        <draw:line draw:style-name="gr2" draw:text-style-name="P1" draw:layer="layout" svg:x1="2.296cm" svg:y1="2.286cm" svg:x2="2.641cm" svg:y2="1.696cm">
          <text:p/>
        </draw:line>
        <draw:line draw:style-name="gr3" draw:text-style-name="P1" draw:layer="layout" svg:x1="2.641cm" svg:y1="1.696cm" svg:x2="2.641cm" svg:y2="3.078cm">
          <text:p/>
        </draw:line>
        <draw:line draw:style-name="gr2" draw:text-style-name="P1" draw:layer="layout" svg:x1="2.296cm" svg:y1="2.284cm" svg:x2="2.641cm" svg:y2="3.088cm">
          <text:p/>
        </draw:line>
        <draw:line draw:style-name="gr4" draw:text-style-name="P1" draw:layer="layout" svg:x1="2.641cm" svg:y1="3.088cm" svg:x2="2.803cm" svg:y2="3.463cm">
          <text:p/>
        </draw:line>
        <draw:line draw:style-name="gr4" draw:text-style-name="P1" draw:layer="layout" svg:x1="2.641cm" svg:y1="3.089cm" svg:x2="2.641cm" svg:y2="2.743cm">
          <text:p/>
        </draw:line>
        <draw:line draw:style-name="gr3" draw:text-style-name="P1" draw:layer="layout" svg:x1="2.296cm" svg:y1="0.914cm" svg:x2="2.641cm" svg:y2="1.706cm">
          <text:p/>
        </draw:line>
        <draw:line draw:style-name="gr3" draw:text-style-name="P1" draw:layer="layout" svg:x1="1.422cm" svg:y1="3.088cm" svg:x2="2.641cm" svg:y2="3.088cm">
          <text:p/>
        </draw:line>
        <draw:line draw:style-name="gr3" draw:text-style-name="P1" draw:layer="layout" svg:x1="3.495cm" svg:y1="2.286cm" svg:x2="2.651cm" svg:y2="3.068cm">
          <text:p/>
        </draw:line>
        <draw:frame draw:style-name="gr1" draw:layer="layout" svg:width="0.455cm" svg:height="0.388cm" svg:x="1.971cm" svg:y="2.4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409cm" svg:height="0.388cm" svg:x="2.326cm" svg:y="2.20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0.518cm" svg:y1="1.015cm" svg:x2="0.691cm" svg:y2="1.35cm">
          <text:p/>
        </draw:line>
        <draw:line draw:style-name="gr4" draw:text-style-name="P1" draw:layer="layout" svg:x1="0.528cm" svg:y1="1.036cm" svg:x2="0.518cm" svg:y2="0.68cm">
          <text:p/>
        </draw:line>
        <draw:line draw:style-name="gr4" draw:text-style-name="P1" draw:layer="layout" svg:x1="0.518cm" svg:y1="1.025cm" svg:x2="0.914cm" svg:y2="0.842cm">
          <text:p/>
        </draw:line>
        <draw:line draw:style-name="gr5" draw:text-style-name="P1" draw:layer="layout" svg:x1="2.59cm" svg:y1="1.788cm" svg:x2="2.641cm" svg:y2="1.696cm">
          <text:p/>
        </draw:line>
        <draw:line draw:style-name="gr4" draw:text-style-name="P1" draw:layer="layout" svg:x1="2.641cm" svg:y1="3.087cm" svg:x2="3.012cm" svg:y2="2.917cm">
          <text:p/>
        </draw:line>
        <draw:frame draw:style-name="gr1" draw:layer="layout" svg:width="0.617cm" svg:height="0.529cm" svg:x="0.426cm" svg:y="1.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647cm" svg:height="0.529cm" svg:x="0.863cm" svg:y="0.48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557cm" svg:height="0.529cm" svg:x="0.213cm" svg:y="0.203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6-14T18:01:12</dc:date>
    <dc:creator>khalid khan</dc:creator>
    <meta:editing-duration>PT00H26M40S</meta:editing-duration>
    <meta:editing-cycles>3</meta:editing-cycles>
    <meta:generator>OpenOffice.org/3.1$Linux OpenOffice.org_project/310m19$Build-9420</meta:generator>
    <meta:document-statistic meta:object-count="2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ρ</math:mo>
    <math:annotation math:encoding="StarMath 5.0">%rh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o math:stretchy="false">ρ</math:mo>
          </math:msub>
          <math:mo math:stretchy="false">ˆ</math:mo>
        </math:mover>
      </math:mrow>
    </math:mstyle>
    <math:annotation math:encoding="StarMath 5.0">bold hat a_{%rho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o math:stretchy="false">φ</math:mo>
          </math:msub>
          <math:mo math:stretchy="false">ˆ</math:mo>
        </math:mover>
      </math:mrow>
    </math:mstyle>
    <math:annotation math:encoding="StarMath 5.0">bold hat a_{%phi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a</math:mi>
            <math:mi>z</math:mi>
          </math:msub>
          <math:mo math:stretchy="false">ˆ</math:mo>
        </math:mover>
      </math:mrow>
    </math:mstyle>
    <math:annotation math:encoding="StarMath 5.0">bold hat a_{z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